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1A5F67DFCB8.png" manifest:media-type="image/png"/>
  <manifest:file-entry manifest:full-path="Pictures/1000020100000352000001A1BA0FD9EF.png" manifest:media-type="image/png"/>
  <manifest:file-entry manifest:full-path="Pictures/100002010000044E000000CDBEC25D36.png" manifest:media-type="image/png"/>
  <manifest:file-entry manifest:full-path="Pictures/100002010000045E000000A1A3569494.png" manifest:media-type="image/png"/>
  <manifest:file-entry manifest:full-path="Pictures/1000020100000454000000AE4B5581A0.png" manifest:media-type="image/png"/>
  <manifest:file-entry manifest:full-path="Pictures/1000020100000233000000CFB51F57DA.png" manifest:media-type="image/png"/>
  <manifest:file-entry manifest:full-path="Pictures/1000020100000432000000A8190049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658cm" draw:z-index="0"><draw:image xlink:href="Pictures/1000020100000432000000A8190049AD.png" xlink:type="simple" xlink:show="embed" xlink:actuate="onLoad"/></draw:frame></text:p>
      <text:p text:style-name="Standard"><draw:frame draw:style-name="fr2" draw:name="Imagem2" text:anchor-type="paragraph" svg:width="14.898cm" svg:height="5.477cm" draw:z-index="1"><draw:image xlink:href="Pictures/1000020100000233000000CFB51F57DA.png" xlink:type="simple" xlink:show="embed" xlink:actuate="onLoad"/></draw:frame></text:p>
      <text:p text:style-name="Standard"><draw:frame draw:style-name="fr1" draw:name="Imagem3" text:anchor-type="paragraph" svg:width="17cm" svg:height="2.447cm" draw:z-index="2"><draw:image xlink:href="Pictures/100002010000045E000000A1A3569494.png" xlink:type="simple" xlink:show="embed" xlink:actuate="onLoad"/></draw:frame></text:p>
      <text:p text:style-name="Standard"><draw:frame draw:style-name="fr1" draw:name="Imagem4" text:anchor-type="paragraph" svg:width="17cm" svg:height="8.338cm" draw:z-index="3"><draw:image xlink:href="Pictures/1000020100000352000001A1BA0FD9EF.png" xlink:type="simple" xlink:show="embed" xlink:actuate="onLoad"/></draw:frame></text:p>
      <text:p text:style-name="Standard"><draw:frame draw:style-name="fr1" draw:name="Imagem5" text:anchor-type="paragraph" svg:width="17cm" svg:height="3.161cm" draw:z-index="4"><draw:image xlink:href="Pictures/100002010000044E000000CDBEC25D36.png" xlink:type="simple" xlink:show="embed" xlink:actuate="onLoad"/></draw:frame></text:p>
      <text:p text:style-name="Standard"/>
      <text:p text:style-name="Standard"/>
      <text:p text:style-name="Standard"><draw:frame draw:style-name="fr1" draw:name="Imagem6" text:anchor-type="paragraph" svg:width="17cm" svg:height="2.669cm" draw:z-index="5"><draw:image xlink:href="Pictures/1000020100000454000000AE4B5581A0.png" xlink:type="simple" xlink:show="embed" xlink:actuate="onLoad"/></draw:frame><text:soft-page-break/></text:p>
      <text:p text:style-name="Standard"><draw:frame draw:style-name="fr1" draw:name="Imagem7" text:anchor-type="paragraph" svg:width="17cm" svg:height="7.332cm" draw:z-index="6"><draw:image xlink:href="Pictures/10000201000003D0000001A5F67DFCB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02:33.396000000</meta:creation-date>
    <dc:date>2018-04-03T15:03:26.504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